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Web" style:master-page-name="MP0" style:family="paragraph">
      <style:paragraph-properties fo:break-before="page" fo:margin-top="0in" fo:margin-bottom="0in" fo:background-color="#FFFFFF"/>
      <style:text-properties fo:color="#1F1F1F" fo:font-size="14pt" style:font-size-asian="14pt" style:font-size-complex="14pt"/>
    </style:style>
    <style:style style:name="P2" style:parent-style-name="NormalWeb" style:family="paragraph">
      <style:paragraph-properties fo:margin-top="0in" fo:margin-bottom="0in" fo:background-color="#FFFFFF"/>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3" style:parent-style-name="NormalWeb" style:list-style-name="LFO10" style:family="paragraph">
      <style:paragraph-properties fo:margin-top="0in" fo:margin-bottom="0in" fo:background-color="#FFFFFF"/>
    </style:style>
    <style:style style:name="T4"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5" style:parent-style-name="NormalWeb" style:list-style-name="LFO10" style:family="paragraph">
      <style:paragraph-properties fo:margin-top="0in" fo:margin-bottom="0in" fo:background-color="#FFFFFF"/>
    </style:style>
    <style:style style:name="T6"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7" style:parent-style-name="NormalWeb" style:list-style-name="LFO10" style:family="paragraph">
      <style:paragraph-properties fo:margin-top="0in" fo:margin-bottom="0in" fo:background-color="#FFFFFF"/>
    </style:style>
    <style:style style:name="T8"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9" style:parent-style-name="NormalWeb" style:list-style-name="LFO10" style:family="paragraph">
      <style:paragraph-properties fo:margin-top="0in" fo:margin-bottom="0in" fo:background-color="#FFFFFF"/>
    </style:style>
    <style:style style:name="T10"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11" style:parent-style-name="NormalWeb" style:list-style-name="LFO10" style:family="paragraph">
      <style:paragraph-properties fo:margin-top="0in" fo:margin-bottom="0in" fo:background-color="#FFFFFF"/>
    </style:style>
    <style:style style:name="T12"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T13"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style:style>
    <style:style style:name="P14" style:parent-style-name="NormalWeb" style:family="paragraph">
      <style:paragraph-properties fo:margin-top="0in" fo:margin-bottom="0in" fo:background-color="#FFFFFF"/>
      <style:text-properties fo:color="#1F1F1F" fo:font-size="14pt" style:font-size-asian="14pt" style:font-size-complex="14pt"/>
    </style:style>
    <style:style style:name="P15" style:parent-style-name="NormalWeb" style:family="paragraph">
      <style:paragraph-properties fo:margin-top="0in" fo:margin-bottom="0in" fo:background-color="#FFFFFF"/>
      <style:text-properties fo:color="#1F1F1F"/>
    </style:style>
    <style:style style:name="P16" style:parent-style-name="NormalWeb" style:list-style-name="LFO3" style:family="paragraph">
      <style:paragraph-properties fo:margin-top="0in" fo:margin-bottom="0in" fo:background-color="#FFFFFF"/>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17" style:parent-style-name="NormalWeb" style:list-style-name="LFO3" style:family="paragraph">
      <style:paragraph-properties fo:margin-top="0in" fo:margin-bottom="0in" fo:background-color="#FFFFFF"/>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18" style:parent-style-name="NormalWeb" style:list-style-name="LFO3" style:family="paragraph">
      <style:paragraph-properties fo:margin-top="0in" fo:margin-bottom="0in" fo:background-color="#FFFFFF"/>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19" style:parent-style-name="NormalWeb" style:family="paragraph">
      <style:paragraph-properties fo:margin-top="0in" fo:margin-bottom="0in" fo:margin-left="0.25in" fo:background-color="#FFFFFF">
        <style:tab-stops/>
      </style:paragraph-properties>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20" style:parent-style-name="NormalWeb" style:family="paragraph">
      <style:paragraph-properties fo:margin-top="0in" fo:margin-bottom="0in" fo:background-color="#FFFFFF"/>
      <style:text-properties fo:color="#1F1F1F"/>
    </style:style>
    <style:style style:name="P21" style:parent-style-name="NormalWeb" style:family="paragraph">
      <style:paragraph-properties fo:margin-top="0in" fo:margin-bottom="0in" fo:background-color="#FFFFFF"/>
      <style:text-properties fo:color="#1F1F1F" fo:font-size="14pt" style:font-size-asian="14pt" style:font-size-complex="14pt"/>
    </style:style>
    <style:style style:name="P22" style:parent-style-name="NormalWeb" style:family="paragraph">
      <style:paragraph-properties fo:margin-top="0in" fo:margin-bottom="0in" fo:background-color="#FFFFFF"/>
      <style:text-properties fo:color="#1F1F1F"/>
    </style:style>
    <style:style style:name="P23" style:parent-style-name="NormalWeb" style:family="paragraph">
      <style:paragraph-properties fo:margin-top="0in" fo:margin-bottom="0in" fo:margin-left="1in" fo:background-color="#FFFFFF">
        <style:tab-stops/>
      </style:paragraph-properties>
    </style:style>
    <style:style style:name="T24"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T25" style:parent-style-name="DefaultParagraphFont" style:family="text">
      <style:text-properties style:font-name="Malgun Gothic" style:font-name-asian="Malgun Gothic" fo:color="#4472C4" fo:font-size="13.5pt" style:font-size-asian="13.5pt" style:font-size-complex="13.5pt" fo:background-color="#FFFFFF"/>
    </style:style>
    <style:style style:name="T26"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27" style:parent-style-name="NormalWeb" style:family="paragraph">
      <style:paragraph-properties fo:margin-top="0in" fo:margin-bottom="0in" fo:background-color="#FFFFFF"/>
      <style:text-properties fo:color="#1F1F1F"/>
    </style:style>
    <style:style style:name="P28" style:parent-style-name="NormalWeb" style:family="paragraph">
      <style:paragraph-properties fo:margin-top="0in" fo:margin-bottom="0in" fo:background-color="#FFFFFF"/>
      <style:text-properties fo:color="#1F1F1F"/>
    </style:style>
    <style:style style:name="P29" style:parent-style-name="NormalWeb" style:family="paragraph">
      <style:paragraph-properties fo:margin-top="0in" fo:margin-bottom="0in" fo:margin-left="1in" fo:background-color="#FFFFFF">
        <style:tab-stops/>
      </style:paragraph-properties>
    </style:style>
    <style:style style:name="T30" style:parent-style-name="DefaultParagraphFont" style:family="text">
      <style:text-properties style:font-name="Malgun Gothic" style:font-name-asian="Malgun Gothic" fo:color="#4472C4" fo:font-size="13.5pt" style:font-size-asian="13.5pt" style:font-size-complex="13.5pt" fo:background-color="#FFFFFF"/>
    </style:style>
    <style:style style:name="T31"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T32" style:parent-style-name="DefaultParagraphFont" style:family="text">
      <style:text-properties style:font-name="Malgun Gothic" style:font-name-asian="Malgun Gothic" fo:color="#4472C4" fo:font-size="13.5pt" style:font-size-asian="13.5pt" style:font-size-complex="13.5pt"/>
    </style:style>
    <style:style style:name="T33" style:parent-style-name="DefaultParagraphFont" style:family="text">
      <style:text-properties style:font-name="Malgun Gothic" style:font-name-asian="Malgun Gothic" fo:color="#4472C4" fo:font-size="13.5pt" style:font-size-asian="13.5pt" style:font-size-complex="13.5pt" fo:background-color="#FFFFFF"/>
    </style:style>
    <style:style style:name="T34" style:parent-style-name="DefaultParagraphFont" style:family="text">
      <style:text-properties style:font-name="Malgun Gothic" style:font-name-asian="Malgun Gothic" fo:font-weight="bold" style:font-weight-asian="bold" style:font-weight-complex="bold" fo:color="#4472C4" fo:letter-spacing="-0.0006in" fo:font-size="13.5pt" style:font-size-asian="13.5pt" style:font-size-complex="13.5pt" fo:background-color="#FFFFFF"/>
    </style:style>
    <style:style style:name="P35" style:parent-style-name="NormalWeb" style:family="paragraph">
      <style:paragraph-properties fo:margin-top="0in" fo:margin-bottom="0in" fo:background-color="#FFFFFF"/>
      <style:text-properties fo:color="#1F1F1F"/>
    </style:style>
    <style:style style:name="P36" style:parent-style-name="NormalWeb" style:family="paragraph">
      <style:paragraph-properties fo:margin-top="0in" fo:margin-bottom="0in" fo:background-color="#FFFFFF"/>
      <style:text-properties fo:color="#1F1F1F"/>
    </style:style>
    <style:style style:name="P37" style:parent-style-name="NormalWeb" style:family="paragraph">
      <style:paragraph-properties fo:margin-top="0in" fo:margin-bottom="0in" fo:margin-left="0.25in" fo:background-color="#FFFFFF">
        <style:tab-stops/>
      </style:paragraph-properties>
      <style:text-properties fo:color="#1F1F1F" fo:font-size="16pt" style:font-size-asian="16pt" style:font-size-complex="16pt"/>
    </style:style>
    <style:style style:name="P38" style:parent-style-name="NormalWeb" style:family="paragraph">
      <style:paragraph-properties fo:margin-top="0in" fo:margin-bottom="0in" fo:margin-left="1in" fo:background-color="#FFFFFF">
        <style:tab-stops/>
      </style:paragraph-properties>
    </style:style>
    <style:style style:name="T39"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0"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1"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2"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3"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4"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5"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6"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7"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8"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49" style:parent-style-name="DefaultParagraphFont" style:family="text">
      <style:text-properties style:font-name="Malgun Gothic" style:font-name-asian="Malgun Gothic" fo:font-weight="bold" style:font-weight-asian="bold" style:font-weight-complex="bold" fo:color="#4472C4" fo:font-size="13.5pt" style:font-size-asian="13.5pt" style:font-size-complex="13.5pt"/>
    </style:style>
    <style:style style:name="T50" style:parent-style-name="DefaultParagraphFont" style:family="text">
      <style:text-properties style:font-name="Malgun Gothic" style:font-name-asian="Malgun Gothic" fo:font-weight="bold" style:font-weight-asian="bold" style:font-weight-complex="bold" fo:color="#ED7D31" fo:font-size="13.5pt" style:font-size-asian="13.5pt" style:font-size-complex="13.5pt"/>
    </style:style>
    <style:style style:name="T51" style:parent-style-name="DefaultParagraphFont" style:family="text">
      <style:text-properties style:font-name="Malgun Gothic" style:font-name-asian="Malgun Gothic" fo:font-weight="bold" style:font-weight-asian="bold" style:font-weight-complex="bold" fo:color="#ED7D31" fo:font-size="13.5pt" style:font-size-asian="13.5pt" style:font-size-complex="13.5pt"/>
    </style:style>
    <style:style style:name="T52" style:parent-style-name="DefaultParagraphFont" style:family="text">
      <style:text-properties style:font-name="Malgun Gothic" style:font-name-asian="Malgun Gothic" fo:font-weight="bold" style:font-weight-asian="bold" style:font-weight-complex="bold" fo:color="#ED7D31" fo:font-size="13.5pt" style:font-size-asian="13.5pt" style:font-size-complex="13.5pt"/>
    </style:style>
    <style:style style:name="T53" style:parent-style-name="DefaultParagraphFont" style:family="text">
      <style:text-properties style:font-name="Malgun Gothic" style:font-name-asian="Malgun Gothic" fo:font-weight="bold" style:font-weight-asian="bold" style:font-weight-complex="bold" fo:color="#ED7D31" fo:font-size="13.5pt" style:font-size-asian="13.5pt" style:font-size-complex="13.5pt"/>
    </style:style>
    <style:style style:name="T54" style:parent-style-name="DefaultParagraphFont" style:family="text">
      <style:text-properties style:font-name="Malgun Gothic" style:font-name-asian="Malgun Gothic" fo:font-weight="bold" style:font-weight-asian="bold" style:font-weight-complex="bold" fo:color="#44546A" fo:font-size="13.5pt" style:font-size-asian="13.5pt" style:font-size-complex="13.5pt"/>
    </style:style>
    <style:style style:name="T55" style:parent-style-name="DefaultParagraphFont" style:family="text">
      <style:text-properties style:font-name="Malgun Gothic" style:font-name-asian="Malgun Gothic" fo:font-weight="bold" style:font-weight-asian="bold" style:font-weight-complex="bold" fo:color="#44546A" fo:font-size="13.5pt" style:font-size-asian="13.5pt" style:font-size-complex="13.5pt"/>
    </style:style>
    <style:style style:name="P56" style:parent-style-name="NormalWeb" style:family="paragraph">
      <style:paragraph-properties fo:margin-top="0in" fo:margin-bottom="0in" fo:margin-left="1in" fo:background-color="#FFFFFF">
        <style:tab-stops/>
      </style:paragraph-properties>
      <style:text-properties style:font-name="Malgun Gothic" style:font-name-asian="Malgun Gothic" fo:font-weight="bold" style:font-weight-asian="bold" style:font-weight-complex="bold" fo:color="#44546A" fo:font-size="13.5pt" style:font-size-asian="13.5pt" style:font-size-complex="13.5pt"/>
    </style:style>
    <style:style style:name="P57" style:parent-style-name="NormalWeb" style:family="paragraph">
      <style:paragraph-properties fo:margin-top="0in" fo:margin-bottom="0in" fo:margin-left="0.5in" fo:background-color="#FFFFFF">
        <style:tab-stops/>
      </style:paragraph-properties>
      <style:text-properties fo:color="#1F1F1F"/>
    </style:style>
    <style:style style:name="P58" style:parent-style-name="NormalWeb" style:family="paragraph">
      <style:paragraph-properties fo:margin-top="0in" fo:margin-bottom="0in" fo:background-color="#FFFFFF"/>
      <style:text-properties fo:color="#1F1F1F" fo:font-size="14pt" style:font-size-asian="14pt" style:font-size-complex="14pt"/>
    </style:style>
    <style:style style:name="P59" style:parent-style-name="NormalWeb" style:family="paragraph">
      <style:paragraph-properties fo:margin-top="0in" fo:margin-bottom="0in" fo:margin-left="0.5in" fo:background-color="#FFFFFF">
        <style:tab-stops/>
      </style:paragraph-properties>
      <style:text-properties fo:color="#1F1F1F" fo:font-size="14pt" style:font-size-asian="14pt" style:font-size-complex="14pt"/>
    </style:style>
    <style:style style:name="P60" style:parent-style-name="NormalWeb" style:family="paragraph">
      <style:paragraph-properties fo:margin-top="0in" fo:margin-bottom="0in" fo:background-color="#FFFFFF"/>
      <style:text-properties fo:color="#1F1F1F"/>
    </style:style>
    <style:style style:name="P61" style:parent-style-name="NormalWeb" style:family="paragraph">
      <style:paragraph-properties fo:margin-top="0in" fo:margin-bottom="0in" fo:background-color="#FFFFFF"/>
      <style:text-properties style:font-name="Malgun Gothic" style:font-name-asian="Malgun Gothic" fo:font-weight="bold" style:font-weight-asian="bold" style:font-weight-complex="bold" fo:color="#4472C4" fo:font-size="13.5pt" style:font-size-asian="13.5pt" style:font-size-complex="13.5pt"/>
    </style:style>
  </office:automatic-styles>
  <office:body>
    <office:text text:use-soft-page-breaks="true">
      <text:p text:style-name="P1">List at least 5 (five) data points that are required for the analysis and detection of a credit card fraud. (3 marks)</text:p>
      <text:p text:style-name="P2"/>
      <text:list text:style-name="LFO10" text:continue-numbering="true">
        <text:list-item>
          <text:p text:style-name="P3"><text:span text:style-name="T4">IP Addresses</text:span></text:p>
        </text:list-item>
        <text:list-item>
          <text:p text:style-name="P5"><text:span text:style-name="T6">Transaction date</text:span></text:p>
        </text:list-item>
        <text:list-item>
          <text:p text:style-name="P7"><text:span text:style-name="T8">Transaction time</text:span></text:p>
        </text:list-item>
        <text:list-item>
          <text:p text:style-name="P9"><text:span text:style-name="T10">Transaction value</text:span></text:p>
        </text:list-item>
        <text:list-item>
          <text:p text:style-name="P11"><text:span text:style-name="T12">Shipping address</text:span><text:span text:style-name="T13"><text:line-break/></text:span></text:p>
        </text:list-item>
      </text:list>
      <text:p text:style-name="P14">Identify 3 (three) errors/issues that could impact the accuracy of your findings, based on a data table provided. (3 marks)</text:p>
      <text:p text:style-name="P15"/>
      <text:list text:style-name="LFO3" text:continue-numbering="true">
        <text:list-item>
          <text:list>
            <text:list-item>
              <text:p text:style-name="P16">IP address<text:s/>has empty values<text:s/>as<text:s/>( Row 5 ,Row 9)</text:p>
            </text:list-item>
            <text:list-item>
              <text:p text:style-name="P17">Transaction value<text:s/>has empty value<text:s/>as<text:s/>( Row 3)</text:p>
            </text:list-item>
            <text:list-item>
              <text:p text:style-name="P18">Date format<text:s/><text:s/>is <text:s/>inconsistent as<text:s/>(row 4 &amp; row 5)</text:p>
            </text:list-item>
          </text:list>
        </text:list-item>
      </text:list>
      <text:p text:style-name="P19"/>
      <text:p text:style-name="P20"/>
      <text:p text:style-name="P21">Identify 2 (two) anomalies, or unexpected<text:s/>behaviours, that would lead you to believe the transaction may be suspect, based on a data table provided. (2 marks)</text:p>
      <text:p text:style-name="P22"/>
      <text:p text:style-name="P23"><text:span text:style-name="T24">In the</text:span><text:span text:style-name="T25"> 5th row</text:span><text:span text:style-name="T26">  johnp, and the last transaction i.e. the 4th row both of them have the same shipping address, same product category, really close transaction time, and same date but different date format. And there’s an increase in the transaction value from earlier values.</text:span></text:p>
      <text:p text:style-name="P27"/>
      <text:p text:style-name="P28"/>
      <text:p text:style-name="P29"><text:span text:style-name="T30"><text:s text:c="2"/></text:span><text:span text:style-name="T31">In the</text:span><text:span text:style-name="T32"> 13th row</text:span><text:span text:style-name="T33"><text:s/></text:span><text:span text:style-name="T34">ellend, the previous two transactions have the same IP address, and same shipping address but in her last purchase the shipping address is changed from P.O.Box 1322 to P.O.Box 5401 and the IP address also differs, along with the increase from the average transaction value.</text:span></text:p>
      <text:p text:style-name="P35"/>
      <text:p text:style-name="P36"/>
      <text:p text:style-name="P37">Briefly explain your key take-away from the provided data visualization chart. (1 mark)</text:p>
      <text:p text:style-name="P38"><text:span text:style-name="T39">The<text:s/></text:span><text:span text:style-name="T40">visualization shows that <text:s/>johnp and ellend<text:s/></text:span><text:span text:style-name="T41"><text:s/>exposed for<text:s/></text:span><text:span text:style-name="T42">fraud<text:s/></text:span><text:span text:style-name="T43"><text:s/>where</text:span><text:span text:style-name="T44"><text:s/></text:span><text:span text:style-name="T45">suddenly <text:s/>there<text:s/></text:span><text:span text:style-name="T46">is</text:span><text:span text:style-name="T47"><text:s/>spike <text:s/>in their t</text:span><text:span text:style-name="T48">ransaction<text:s/></text:span><text:span text:style-name="T49"><text:s/></text:span><text:span text:style-name="T50">where<text:s/></text:span><text:span text:style-name="T51">empty values of IP Address and different date format for johnp<text:s/></text:span><text:span text:style-name="T52"><text:s/></text:span><text:span text:style-name="T53">,<text:s/></text:span><text:span text:style-name="T54">and<text:s/></text:span><text:span text:style-name="T55">different IP Address and different shipping address for the ellend.</text:span></text:p>
      <text:p text:style-name="P56"/>
      <text:p text:style-name="P57"/>
      <text:p text:style-name="P58">Identify the type of analysis that you are performing when you are analyzing historical credit card data to understand what a fraudulent transaction looks</text:p>
      <text:p text:style-name="P59">like. [Hint: The four types of Analytics include: Descriptive, Diagnostic, Predictive, Prescriptive] (1 mark)</text:p>
      <text:p text:style-name="P60"/>
      <text:p text:style-name="P61"><text:s text:c="9"/>Descriptive analysi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mv" style:display-name="mv"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125in solid #000000" fo:padding="0.5416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nd Abdelal</meta:initial-creator>
    <dc:creator>Hend Abdelal</dc:creator>
    <meta:creation-date>2023-12-20T11:12:00Z</meta:creation-date>
    <dc:date>2023-12-20T18:59:00Z</dc:date>
    <meta:template xlink:href="Normal" xlink:type="simple"/>
    <meta:editing-cycles>11</meta:editing-cycles>
    <meta:editing-duration>PT28020S</meta:editing-duration>
    <meta:document-statistic meta:page-count="2" meta:paragraph-count="3" meta:word-count="276" meta:character-count="1852" meta:row-count="13" meta:non-whitespace-character-count="1579"/>
  </office:meta>
</office:document-meta>
</file>